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5.97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marker-start="Circle" draw:marker-start-width="0.3cm" draw:marker-end="Arrow" draw:marker-end-width="0.3cm" draw:fill-color="#000000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111cm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32cm" svg:height="1.397cm" svg:x="1.381cm" svg:y="1.635cm">
          <draw:text-box>
            <text:p>Getting Package Dependencies</text:p>
          </draw:text-box>
        </draw:frame>
        <draw:custom-shape draw:style-name="gr2" draw:text-style-name="P2" draw:layer="layout" svg:width="6.477cm" svg:height="3.937cm" svg:x="34.401cm" svg:y="1.508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461cm" svg:height="0.962cm" svg:x="34.909cm" svg:y="1.762cm">
          <draw:text-box>
            <text:p>Key</text:p>
          </draw:text-box>
        </draw:frame>
        <draw:line draw:style-name="gr4" draw:text-style-name="P3" draw:layer="layout" svg:x1="35.163cm" svg:y1="3.413cm" svg:x2="37.068cm" svg:y2="3.413cm">
          <text:p/>
        </draw:line>
        <draw:frame draw:style-name="gr5" draw:text-style-name="P1" draw:layer="layout" svg:width="2.159cm" svg:height="1.016cm" svg:x="37.957cm" svg:y="2.905cm">
          <draw:text-box>
            <text:p>Args</text:p>
          </draw:text-box>
        </draw:frame>
        <draw:line draw:style-name="gr6" draw:text-style-name="P4" draw:layer="layout" svg:x1="35.163cm" svg:y1="4.81cm" svg:x2="37.195cm" svg:y2="4.81cm">
          <text:p/>
        </draw:line>
        <draw:frame draw:style-name="gr3" draw:text-style-name="P1" draw:layer="layout" svg:width="2.286cm" svg:height="0.962cm" svg:x="37.83cm" svg:y="4.302cm">
          <draw:text-box>
            <text:p>Inherit</text:p>
          </draw:text-box>
        </draw:frame>
        <draw:frame draw:style-name="gr5" draw:text-style-name="P1" xml:id="id2" draw:id="id2" draw:layer="layout" svg:width="3.048cm" svg:height="1.016cm" svg:x="12.938cm" svg:y="5.699cm">
          <draw:text-box>
            <text:p>Emerge</text:p>
          </draw:text-box>
        </draw:frame>
        <draw:frame draw:style-name="gr3" draw:text-style-name="P1" xml:id="id1" draw:id="id1" draw:layer="layout" svg:width="4.064cm" svg:height="0.962cm" svg:x="7.858cm" svg:y="4.429cm">
          <draw:text-box>
            <text:p>Pretend File</text:p>
          </draw:text-box>
        </draw:frame>
        <draw:connector draw:style-name="gr7" draw:text-style-name="P5" draw:layer="layout" draw:type="curve" svg:x1="11.922cm" svg:y1="4.91cm" svg:x2="12.938cm" svg:y2="6.207cm" draw:start-shape="id1" draw:start-glue-point="1" draw:end-shape="id2" draw:end-glue-point="3" svg:d="M11922 4910c762 0 254 1297 1016 1297" svg:viewBox="0 0 1017 1298">
          <text:p/>
        </draw:connector>
        <draw:frame draw:style-name="gr8" draw:text-style-name="P1" xml:id="id4" draw:id="id4" draw:layer="layout" svg:width="3.429cm" svg:height="1.143cm" svg:x="19.923cm" svg:y="6.588cm">
          <draw:text-box>
            <text:p>Package</text:p>
          </draw:text-box>
        </draw:frame>
        <draw:frame draw:style-name="gr9" draw:text-style-name="P6" xml:id="id3" draw:id="id3" draw:layer="layout" svg:width="3.175cm" svg:height="1.361cm" svg:x="18.526cm" svg:y="4.465cm">
          <draw:text-box>
            <text:p><text:span text:style-name="T1">Pretend line (string)</text:span></text:p>
          </draw:text-box>
        </draw:frame>
        <draw:connector draw:style-name="gr7" draw:text-style-name="P5" draw:layer="layout" draw:type="curve" svg:x1="15.986cm" svg:y1="6.207cm" svg:x2="18.526cm" svg:y2="5.145cm" draw:start-shape="id2" draw:end-shape="id3" draw:end-glue-point="3" svg:d="M15986 6207c1905 0 635-1062 2540-1062" svg:viewBox="0 0 2541 1063">
          <text:p/>
        </draw:connector>
        <draw:connector draw:style-name="gr7" draw:text-style-name="P5" draw:layer="layout" draw:type="curve" svg:x1="21.701cm" svg:y1="5.145cm" svg:x2="23.352cm" svg:y2="7.159cm" draw:start-shape="id3" draw:start-glue-point="1" draw:end-shape="id4" draw:end-glue-point="1" svg:d="M21701 5145c3226 0 2401 2014 1651 2014" svg:viewBox="0 0 2334 2015">
          <text:p/>
        </draw:connector>
        <draw:frame draw:style-name="gr5" draw:text-style-name="P1" xml:id="id5" draw:id="id5" draw:layer="layout" svg:width="4.699cm" svg:height="1.016cm" svg:x="7.858cm" svg:y="7.35cm">
          <draw:text-box>
            <text:p>emerge (CMD)</text:p>
          </draw:text-box>
        </draw:frame>
        <draw:frame draw:style-name="gr3" draw:text-style-name="P1" xml:id="id6" draw:id="id6" draw:layer="layout" svg:width="2.667cm" svg:height="0.962cm" svg:x="5.191cm" svg:y="5.953cm">
          <draw:text-box>
            <text:p>File</text:p>
          </draw:text-box>
        </draw:frame>
        <draw:connector draw:style-name="gr7" draw:text-style-name="P5" draw:layer="layout" draw:type="curve" svg:x1="14.462cm" svg:y1="6.715cm" svg:x2="12.557cm" svg:y2="7.858cm" draw:start-shape="id2" draw:start-glue-point="2" draw:end-shape="id5" draw:end-glue-point="1" svg:d="M14462 6715c0 762-635 1143-1905 1143" svg:viewBox="0 0 1906 1144">
          <text:p/>
        </draw:connector>
        <draw:connector draw:style-name="gr7" draw:text-style-name="P5" draw:layer="layout" draw:type="curve" svg:x1="7.858cm" svg:y1="7.858cm" svg:x2="6.524cm" svg:y2="6.915cm" draw:start-shape="id5" draw:start-glue-point="3" draw:end-shape="id6" draw:end-glue-point="2" svg:d="M7858 7858c-890 0-1334-314-1334-943" svg:viewBox="0 0 1335 944">
          <text:p/>
        </draw:connector>
        <draw:connector draw:style-name="gr7" draw:text-style-name="P5" draw:layer="layout" draw:type="curve" svg:x1="6.524cm" svg:y1="5.953cm" svg:x2="7.858cm" svg:y2="4.91cm" draw:start-shape="id6" draw:start-glue-point="0" draw:end-shape="id1" svg:d="M6524 5953c0-696 444-1043 1334-1043" svg:viewBox="0 0 1335 1044">
          <text:p/>
        </draw:connector>
        <draw:frame draw:style-name="gr5" draw:text-style-name="P1" xml:id="id7" draw:id="id7" draw:layer="layout" svg:width="3.556cm" svg:height="1.016cm" svg:x="14.208cm" svg:y="3.667cm">
          <draw:text-box>
            <text:p>Input PKG</text:p>
          </draw:text-box>
        </draw:frame>
        <draw:connector draw:style-name="gr7" draw:text-style-name="P5" draw:layer="layout" draw:type="curve" svg:x1="15.986cm" svg:y1="4.683cm" svg:x2="14.462cm" svg:y2="5.699cm" draw:start-shape="id7" draw:start-glue-point="2" draw:end-shape="id2" draw:end-glue-point="0" svg:d="M15986 4683c0 762-1524 254-1524 1016" svg:viewBox="0 0 1525 1017">
          <text:p/>
        </draw:connector>
        <draw:connector draw:style-name="gr7" draw:text-style-name="P5" draw:layer="layout" draw:type="curve" svg:x1="19.923cm" svg:y1="7.159cm" svg:x2="15.986cm" svg:y2="6.207cm" draw:start-shape="id4" draw:start-glue-point="3" draw:end-shape="id2" draw:end-glue-point="1" svg:d="M19923 7159c-2952 0-984-952-3937-952" svg:viewBox="0 0 3938 953">
          <text:p/>
        </draw:connector>
        <draw:frame draw:style-name="gr10" draw:text-style-name="P6" xml:id="id8" draw:id="id8" draw:layer="layout" svg:width="4.064cm" svg:height="1.916cm" svg:x="15.097cm" svg:y="7.858cm">
          <draw:text-box>
            <text:p><text:span text:style-name="T1">Error lines (vector&lt;string&gt;)</text:span></text:p>
          </draw:text-box>
        </draw:frame>
        <draw:connector draw:style-name="gr7" draw:text-style-name="P5" draw:layer="layout" draw:type="curve" svg:x1="14.462cm" svg:y1="6.715cm" svg:x2="17.129cm" svg:y2="7.858cm" draw:start-shape="id2" draw:end-shape="id8" svg:d="M14462 6715c0 858 2667 287 2667 1143" svg:viewBox="0 0 2668 1144">
          <text:p/>
        </draw:connector>
        <draw:frame draw:style-name="gr3" draw:text-style-name="P1" xml:id="id9" draw:id="id9" draw:layer="layout" svg:width="2.286cm" svg:height="0.962cm" svg:x="20.558cm" svg:y="8.493cm">
          <draw:text-box>
            <text:p>Error</text:p>
          </draw:text-box>
        </draw:frame>
        <draw:frame draw:style-name="gr5" draw:text-style-name="P1" xml:id="id10" draw:id="id10" draw:layer="layout" svg:width="3.302cm" svg:height="1.016cm" svg:x="20.05cm" svg:y="10.398cm">
          <draw:text-box>
            <text:p>ErrorType</text:p>
          </draw:text-box>
        </draw:frame>
        <draw:connector draw:style-name="gr7" draw:text-style-name="P5" draw:layer="layout" draw:type="curve" svg:x1="20.558cm" svg:y1="8.974cm" svg:x2="20.05cm" svg:y2="10.906cm" draw:start-shape="id9" draw:start-glue-point="3" draw:end-shape="id10" draw:end-glue-point="3" svg:d="M20558 8974c-1512 0-1258 1932-508 1932" svg:viewBox="0 0 1106 1933">
          <text:p/>
        </draw:connector>
        <draw:connector draw:style-name="gr7" draw:text-style-name="P5" draw:layer="layout" draw:type="curve" svg:x1="23.352cm" svg:y1="10.906cm" svg:x2="22.844cm" svg:y2="8.974cm" draw:start-shape="id10" draw:start-glue-point="1" draw:end-shape="id9" draw:end-glue-point="1" svg:d="M23352 10906c750 0 1004-1932-508-1932" svg:viewBox="0 0 1106 1933">
          <text:p/>
        </draw:connector>
        <draw:connector draw:style-name="gr7" draw:text-style-name="P5" draw:layer="layout" draw:type="curve" svg:x1="19.161cm" svg:y1="8.816cm" svg:x2="20.558cm" svg:y2="8.974cm" draw:start-shape="id8" draw:start-glue-point="1" draw:end-shape="id9" svg:d="M19161 8816c1048 0 350 158 1397 158" svg:viewBox="0 0 1398 159">
          <text:p/>
        </draw:connector>
        <draw:connector draw:style-name="gr7" draw:text-style-name="P5" draw:layer="layout" draw:type="curve" draw:line-skew="-0.19cm" svg:x1="21.701cm" svg:y1="8.493cm" svg:x2="14.462cm" svg:y2="6.715cm" draw:start-shape="id9" draw:start-glue-point="0" draw:end-shape="id2" svg:d="M21701 8493c0-1618-7239-730-7239-1778" svg:viewBox="0 0 7240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i Tumbar</meta:initial-creator>
    <meta:creation-date>2015-12-21T18:54:28.709937496</meta:creation-date>
    <dc:date>2015-12-23T19:07:21.013659999</dc:date>
    <dc:creator>Andrei Tumbar</dc:creator>
    <meta:editing-duration>PT20H13M44S</meta:editing-duration>
    <meta:editing-cycles>2</meta:editing-cycles>
    <meta:generator>LibreOffice/5.0.3.2$Linux_X86_64 LibreOffice_project/00m0$Build-2</meta:generator>
    <meta:document-statistic meta:object-count="30"/>
  </office:meta>
</office:document-meta>
</file>